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38cm"/>
    </style:style>
    <style:style style:name="co3" style:family="table-column">
      <style:table-column-properties fo:break-before="auto" style:column-width="7.216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4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860d" style:text-align-source="fix" style:repeat-content="false" style:vertical-align="middl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ackground-color="#ff860d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T1" style:family="text">
      <style:text-properties fo:color="#ff0000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7" table:default-cell-style-name="ce1"/>
        <table:table-row table:style-name="ro1">
          <table:table-cell office:value-type="string" calcext:value-type="string">
            <text:p>KP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1</text:p>
          </table:table-cell>
          <table:table-cell table:number-columns-repeated="16380"/>
        </table:table-row>
        <table:table-row table:style-name="ro1"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Всё ок (<text:span text:style-name="T1">или всё неверно</text:span>)</text:p>
          </table:table-cell>
          <table:table-cell table:number-columns-repeated="16379"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НЕВОЗМОЖНАЯ КОМБИНАЦИЯ</text:p>
          </table:table-cell>
          <table:table-cell table:number-columns-repeated="16379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НЕВОЗМОЖНАЯ КОМБИНАЦИЯ</text:p>
          </table:table-cell>
          <table:table-cell table:number-columns-repeated="16379"/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Двойная ошибка: (d1 и d2) или (K1 и K2)</text:p>
          </table:table-cell>
          <table:table-cell table:number-columns-repeated="1637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НЕВОЗМОЖНАЯ КОМБИНАЦИЯ</text:p>
          </table:table-cell>
          <table:table-cell table:number-columns-repeated="1637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Двойная ошибка: (d0 и d2) или (K1 и K3)</text:p>
          </table:table-cell>
          <table:table-cell table:number-columns-repeated="1637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Двойная ошибка: (d0 и d1) или (K2 и K3)</text:p>
          </table:table-cell>
          <table:table-cell table:number-columns-repeated="1637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Ошибка на 4 элемента</text:p>
          </table:table-cell>
          <table:table-cell office:value-type="string" calcext:value-type="string">
            <text:p>d0, d1, d2, d3</text:p>
          </table:table-cell>
          <table:table-cell office:value-type="string" calcext:value-type="string">
            <text:p>d0, d3, k1, k2</text:p>
          </table:table-cell>
          <table:table-cell office:value-type="string" calcext:value-type="string">
            <text:p>…</text:p>
          </table:table-cell>
          <table:table-cell table:number-columns-repeated="1637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Ошибка в K (<text:span text:style-name="T1">или всё, кроме K</text:span>)</text:p>
          </table:table-cell>
          <table:table-cell table:number-columns-repeated="16379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Ошибка в K1 (<text:span text:style-name="T1">или d0, d1, d3</text:span>)</text:p>
          </table:table-cell>
          <table:table-cell table:number-columns-repeated="16379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Ошибка в K2 (<text:span text:style-name="T1">или d0, d2, d3</text:span>)</text:p>
          </table:table-cell>
          <table:table-cell table:number-columns-repeated="16379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<text:span text:style-name="T2">Ошибка в d0 (</text:span><text:span text:style-name="T3">или d0, d1, d2, K1, K2</text:span>)</text:p>
          </table:table-cell>
          <table:table-cell table:number-columns-repeated="16379"/>
        </table:table-row>
        <table:table-row table:style-name="ro1"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Ошибка в K3 (<text:span text:style-name="T1">или d1, d2, d3</text:span>)</text:p>
          </table:table-cell>
          <table:table-cell table:number-columns-repeated="16379"/>
        </table:table-row>
        <table:table-row table:style-name="ro1"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Ошибка в d1 (<text:span text:style-name="T1">или d0, d1, d2, K1, K3</text:span>)</text:p>
          </table:table-cell>
          <table:table-cell table:number-columns-repeated="16379"/>
        </table:table-row>
        <table:table-row table:style-name="ro1"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Ошибка в d2 (<text:span text:style-name="T1">или d0, d1, d2, K2, K3</text:span>)</text:p>
          </table:table-cell>
          <table:table-cell table:number-columns-repeated="16379"/>
        </table:table-row>
        <table:table-row table:style-name="ro1"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Ошибка в d3 (<text:span text:style-name="T1">или K1, K2, K3</text:span>)</text:p>
          </table:table-cell>
          <table:table-cell table:number-columns-repeated="16379"/>
        </table:table-row>
        <table:table-row table:style-name="ro1">
          <table:table-cell office:value-type="string" calcext:value-type="string" table:number-columns-spanned="4" table:number-rows-spanned="1">
            <text:p>K = p3 xor p2 xor p1 xor d3 xor d2 xor d1 xor d0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calcext:value-type="string" table:number-columns-spanned="4" table:number-rows-spanned="1">
            <text:p>K1 = d0 xor d1 xor d3</text:p>
          </table:table-cell>
          <table:covered-table-cell table:number-columns-repeated="3"/>
          <table:table-cell/>
          <table:table-cell office:value-type="string" calcext:value-type="string">
            <text:p>D0</text:p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 table:number-columns-spanned="4" table:number-rows-spanned="1">
            <text:p>K2 = d0 xor d2 xor d3</text:p>
          </table:table-cell>
          <table:covered-table-cell table:number-columns-repeated="3"/>
          <table:table-cell/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 table:number-columns-spanned="4" table:number-rows-spanned="1">
            <text:p>K3 = d1 xor d2 xor d3</text:p>
          </table:table-cell>
          <table:covered-table-cell table:number-columns-repeated="3"/>
          <table:table-cell/>
          <table:table-cell office:value-type="string" calcext:value-type="string">
            <text:p>D2</text:p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 table:number-columns-spanned="4" table:number-rows-spanned="1">
            <text:p>KP = k3 xor k2 xor k1 xor d3 xor d2 xor d1 xor d0 xor K</text:p>
          </table:table-cell>
          <table:covered-table-cell table:number-columns-repeated="3"/>
          <table:table-cell/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 table:number-columns-spanned="4" table:number-rows-spanned="1">
            <text:p>P1 = d0 xor d1 xor d3 xor K1</text:p>
          </table:table-cell>
          <table:covered-table-cell table:number-columns-repeated="3"/>
          <table:table-cell/>
          <table:table-cell office:value-type="string" calcext:value-type="string">
            <text:p>K1</text:p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 table:number-columns-spanned="4" table:number-rows-spanned="1">
            <text:p>P2 = d0 xor d2 xor d3 xor K2</text:p>
          </table:table-cell>
          <table:covered-table-cell table:number-columns-repeated="3"/>
          <table:table-cell/>
          <table:table-cell office:value-type="string" calcext:value-type="string">
            <text:p>K2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 table:number-columns-spanned="4" table:number-rows-spanned="1">
            <text:p>P3 = d1 xor d2 xor d3 xor K3</text:p>
          </table:table-cell>
          <table:covered-table-cell table:number-columns-repeated="3"/>
          <table:table-cell/>
          <table:table-cell office:value-type="string" calcext:value-type="string">
            <text:p>K3</text:p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6:37:26.363181451</meta:creation-date>
    <dc:date>2024-11-20T18:46:52.719304298</dc:date>
    <meta:editing-duration>PT2H9M27S</meta:editing-duration>
    <meta:editing-cycles>1</meta:editing-cycles>
    <meta:document-statistic meta:table-count="1" meta:cell-count="111" meta:object-count="0"/>
    <meta:generator>LibreOffice/7.4.7.2$Linux_X86_64 LibreOffice_project/40$Build-2</meta:generator>
  </office:meta>
</office:document-meta>
</file>